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ContractHelper.processContract( XMLStream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LContractHelper.setTemplate( InputStream stream , XSLContract contra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SLContractHelper.createEmpty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ContractHelper.createEmptyXml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LContractHelper.processTemplate( XMLStreamReader re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SLContractHelper.transform( InputStream dataStream , Result stream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ContractHelper.processDescription( XMLStream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SLContractHelper.processUsage( XMLStream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SLContractHelper.prepareTransformation( Source xslSource , boolean allowXmlProperties , HashMap &lt; String , ? &gt; 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